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" svg:font-family="Times"/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center"/>
      <style:text-properties style:font-name="Times" fo:font-size="14.0pt"/>
    </style:style>
    <style:style style:name="P2" style:family="paragraph" style:parent-style-name="Standard">
      <style:paragraph-properties fo:text-align="center"/>
      <style:text-properties style:font-name="Times" fo:font-size="22.0pt"/>
    </style:style>
    <style:style style:name="P3" style:family="paragraph" style:parent-style-name="Standard">
      <style:paragraph-properties fo:text-align="end"/>
      <style:text-properties style:font-name="Times" fo:font-size="22.0pt"/>
    </style:style>
    <style:style style:name="P4" style:family="paragraph" style:parent-style-name="Standard">
      <style:paragraph-properties fo:margin-top="0.1965in" fo:margin-bottom="0.1965in" fo:text-align="center" fo:line-height="150%"/>
      <style:text-properties style:font-name="Arial" fo:font-size="16.0pt"/>
    </style:style>
    <style:style style:name="P5" style:family="paragraph" style:parent-style-name="Standard">
      <style:paragraph-properties>
        <style:tab-stops>
          <style:tab-stop style:position="6.6929in"/>
        </style:tab-stops>
      </style:paragraph-properties>
      <style:text-properties style:font-name="Times" fo:font-size="12.0pt"/>
    </style:style>
    <style:style style:name="P6" style:family="paragraph" style:parent-style-name="Standard">
      <style:paragraph-properties fo:margin-left="0.1965in">
        <style:tab-stops>
          <style:tab-stop style:position="6.6929in"/>
        </style:tab-stops>
      </style:paragraph-properties>
      <style:text-properties style:font-name="Times" fo:font-size="12.0pt"/>
    </style:style>
    <style:style style:name="P7" style:family="paragraph" style:parent-style-name="Standard">
      <style:paragraph-properties fo:margin-left="0.0783in" fo:text-align="justify" fo:line-height="150%"/>
      <style:text-properties style:font-name="Times New Roman" fo:font-size="12.0pt"/>
    </style:style>
    <style:style style:name="P8" style:family="paragraph" style:parent-style-name="Standard">
      <style:paragraph-properties fo:margin-top="0.1665in" fo:margin-bottom="0.0835in" fo:margin-left="0.3938in" fo:margin-right="0.1965in" fo:text-align="center" fo:line-height="150%"/>
      <style:text-properties style:font-name="Times" fo:font-size="16.0pt"/>
    </style:style>
    <style:style style:name="P9" style:family="paragraph" style:parent-style-name="Standard">
      <style:paragraph-properties fo:margin-top="0.2047in" fo:margin-bottom="0.0826in" fo:margin-left="0.3938in" fo:margin-right="0.1965in" fo:text-align="center" fo:line-height="150%"/>
      <style:text-properties style:font-name="Times" fo:font-size="16.0pt"/>
    </style:style>
    <style:style style:name="P10" style:family="paragraph" style:parent-style-name="Standard">
      <style:paragraph-properties fo:margin-left="0.5000in" fo:text-align="justify" fo:text-indent="-0.5000in" fo:line-height="150%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/>
    </style:style>
    <style:style style:name="P11" style:family="paragraph" style:parent-style-name="Standard">
      <style:paragraph-properties fo:margin-top="0.3938in" fo:margin-left="0.5000in" fo:text-align="center" fo:text-indent="-0.5000in" fo:line-height="150%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/>
    </style:style>
    <style:style style:name="P12" style:family="paragraph" style:parent-style-name="Standard">
      <style:paragraph-properties fo:margin-left="0.5000in" fo:text-align="center" fo:text-indent="-0.5000in" fo:line-height="150%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/>
    </style:style>
    <style:style style:name="P13" style:family="paragraph" style:parent-style-name="Standard">
      <style:paragraph-properties fo:margin-left="0.0783in" fo:text-align="justify" fo:text-indent="0.3938in" fo:line-height="150%"/>
      <style:text-properties style:font-name="Times New Roman" fo:font-size="12.0pt"/>
    </style:style>
    <style:style style:name="P14" style:family="paragraph" style:parent-style-name="Standard">
      <style:paragraph-properties fo:margin-left="0.0783in" fo:text-align="center" fo:text-indent="0.3938in" fo:line-height="150%">
        <style:tab-stops>
          <style:tab-stop style:position="3.3335in"/>
          <style:tab-stop style:position="6.3161in"/>
        </style:tab-stops>
      </style:paragraph-properties>
      <style:text-properties style:font-name="Times New Roman" fo:font-size="12.0pt"/>
    </style:style>
    <style:style style:name="P15" style:family="paragraph" style:parent-style-name="Standard">
      <style:paragraph-properties fo:margin-left="0.0783in" fo:text-align="center" fo:text-indent="0.3938in" fo:line-height="150%">
        <style:tab-stops>
          <style:tab-stop style:position="3.3335in"/>
          <style:tab-stop style:position="6.3161in"/>
        </style:tab-stops>
      </style:paragraph-properties>
      <style:text-properties style:font-name="Times" fo:font-size="11.0pt"/>
    </style:style>
    <style:style style:name="P16" style:family="paragraph" style:parent-style-name="Standard">
      <style:paragraph-properties fo:margin-top="0.3938in" fo:margin-left="0.3938in" fo:text-align="center" fo:line-height="150%"/>
      <style:text-properties style:font-name="Times New Roman" fo:font-size="12.0pt"/>
    </style:style>
    <style:style style:name="P17" style:family="paragraph" style:parent-style-name="Standard">
      <style:paragraph-properties fo:text-align="center" fo:text-indent="0.3938in" fo:line-height="150%"/>
      <style:text-properties style:font-name="Times New Roman" fo:font-size="12.0pt"/>
    </style:style>
    <style:style style:name="P18" style:family="paragraph" style:parent-style-name="Standard">
      <style:paragraph-properties fo:text-align="justify" fo:line-height="150%"/>
      <style:text-properties style:font-name="Times New Roman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letter-spacing="0.0000in"/>
    </style:style>
    <style:style style:name="T3" style:family="text">
      <style:text-properties fo:letter-spacing="0.0000in" fo:background-color="#ffffff"/>
    </style:style>
    <style:style style:name="T4" style:family="text">
      <style:text-properties style:font-name="Times New Roman" fo:font-size="12.0pt" fo:font-size-asian="12.0pt" fo:font-size-complex="12.0pt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Московский физико-технический институт</text:p>
      <text:p text:style-name="P1">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Лабораторная работа по автоматизированным измерениям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ыполнил:</text:p>
      <text:p text:style-name="P3">Шумило Павел</text:p>
      <text:p text:style-name="P3"/>
      <text:p text:style-name="P3"/>
      <text:p text:style-name="P3"/>
      <text:p text:style-name="P3"/>
      <text:p text:style-name="P2"/>
      <text:p text:style-name="P4"><text:span text:style-name="T1">Оглавление</text:span></text:p>
      <text:p text:style-name="P5"><text:a xlink:type="simple" xlink:href="#__RefHeading___Toc111_3048638791">1. Введение<text:tab/>3</text:a></text:p>
      <text:p text:style-name="P6"><text:a xlink:type="simple" xlink:href="#__RefHeading___Toc113_3048638791">1.1. Цель занятия<text:tab/>3</text:a></text:p>
      <text:p text:style-name="P6"><text:a xlink:type="simple" xlink:href="#__RefHeading___Toc115_3048638791">1.2. Объект исследования<text:tab/>3</text:a></text:p>
      <text:p text:style-name="P6"><text:a xlink:type="simple" xlink:href="#__RefHeading___Toc117_3048638791">1.3. Предмет исследования<text:tab/>3</text:a></text:p>
      <text:p text:style-name="P6"><text:a xlink:type="simple" xlink:href="#__RefHeading___Toc119_3048638791">1.4. Нужно научиться<text:tab/>3</text:a></text:p>
      <text:p text:style-name="P5"><text:a xlink:type="simple" xlink:href="#__RefHeading___Toc121_3048638791">2. Теория<text:tab/>4</text:a></text:p>
      <text:p text:style-name="P6"><text:a xlink:type="simple" xlink:href="#__RefHeading___Toc380_3048638791">2.1. <text:s/>Термины и определения<text:tab/>4</text:a></text:p>
      <text:p text:style-name="P6"><text:a xlink:type="simple" xlink:href="#__RefHeading___Toc382_3048638791">2.2. <text:s/>Физическая система<text:tab/>4</text:a></text:p>
      <text:p text:style-name="P6"><text:a xlink:type="simple" xlink:href="#__RefHeading___Toc127_3048638791">2.3. <text:s/>Экспериментальная установка<text:tab/>5</text:a></text:p>
      <text:p text:style-name="P5"><text:a xlink:type="simple" xlink:href="#__RefHeading___Toc129_3048638791">3. Программа и методика измерений<text:tab/>5</text:a></text:p>
      <text:p text:style-name="P5"><text:a xlink:type="simple" xlink:href="#__RefHeading___Toc131_3048638791">4. Обработка данных<text:tab/>5</text:a></text:p>
      <text:p text:style-name="P5"><text:a xlink:type="simple" xlink:href="#__RefHeading___Toc133_3048638791">5. Результаты<text:tab/>6</text:a></text:p>
      <text:p text:style-name="P7"/>
      <text:p text:style-name="P8"><text:span text:style-name="T1">Введение</text:span></text:p>
      <text:p text:style-name="P9"><text:span text:style-name="T1">Цель занятия</text:span></text:p>
      <text:list text:style-name="L1">
        <text:list-item>
          <text:p text:style-name="P10">Усвоить принципы автоматизированных цифровых измерений</text:p>
        </text:list-item>
      </text:list>
      <text:p text:style-name="P9"><text:span text:style-name="T1">Объект исследования</text:span></text:p>
      <text:list text:style-name="L1">
        <text:list-item>
          <text:p text:style-name="P10">RC-цепь</text:p>
        </text:list-item>
      </text:list>
      <text:p text:style-name="P9"><text:span text:style-name="T1">Предмет исследования</text:span></text:p>
      <text:list text:style-name="L1">
        <text:list-item>
          <text:p text:style-name="P10">процесс заряда и разряда конденсатора через резистор</text:p>
        </text:list-item>
      </text:list>
      <text:p text:style-name="P9"><text:span text:style-name="T1">Нужно научиться</text:span></text:p>
      <text:list text:style-name="L1">
        <text:list-item>
          <text:p text:style-name="P10">проводить цифровые измерения физических процессов</text:p>
        </text:list-item>
        <text:list-item>
          <text:p text:style-name="P10">планировать эксперимент</text:p>
        </text:list-item>
        <text:list-item>
          <text:p text:style-name="P10">в соответствии с планом эксперимента проектировать структуру автоматизирующего скрипта "на листочке" без кода</text:p>
        </text:list-item>
        <text:list-item>
          <text:p text:style-name="P10">программировать автоматизирующий эксперимент скрипт в соответствии с разработанной структурой</text:p>
        </text:list-item>
        <text:list-item>
          <text:p text:style-name="P10">лаконично, удобно и понятно оформлять достаточно большой скрипт</text:p>
        </text:list-item>
        <text:list-item>
          <text:p text:style-name="P10">давать переменным и функциям "говорящие" имена</text:p>
        </text:list-item>
        <text:list-item>
          <text:p text:style-name="P10">добавлять в скрипт ёмкие и исчерпывающие комментарии</text:p>
        </text:list-item>
        <text:list-item>
          <text:p text:style-name="P10">сообщать пользователю об этапах проводимого эксперимента</text:p>
        </text:list-item>
        <text:list-item>
          <text:p text:style-name="P10">сохранять показаниям АЦП в оперативной памяти по ходу эксперимента</text:p>
        </text:list-item>
        <text:list-item>
          <text:p text:style-name="P10">рассчитывать продолжительность измерений</text:p>
        </text:list-item>
        <text:list-item>
          <text:p text:style-name="P10">рассчитывать среднюю частоту дискретизации проведённых измерений</text:p>
        </text:list-item>
        <text:list-item>
          <text:p text:style-name="P10">строить график показаний АЦП, собранных в ходе эксперимента</text:p>
        </text:list-item>
        <text:list-item>
          <text:p text:style-name="P10">сохранять собранные показания АЦП на жёсткий диск в виде файла</text:p>
        </text:list-item>
        <text:list-item>
          <text:p text:style-name="P10">сохранять на жёсткий диск в виде файла частоту дискретизации и шаг квантования для последующей обработки данных проведённого эксперимента</text:p>
        </text:list-item>
      </text:list>
      <text:p text:style-name="P8"><text:span text:style-name="T1">Теория</text:span></text:p>
      <text:p text:style-name="P9"><text:span text:style-name="T1">Термины и определения</text:span></text:p>
      <text:list text:style-name="L1">
        <text:list-item>
          <text:p text:style-name="P10">Частота дискретизации — частота взятия отсчётов непрерывного по времени сигнала при его дискретизации (в частности, аналого-цифровым преобразователем). Измеряется в герцах. </text:p>
        </text:list-item>
      </text:list>
      <text:list text:style-name="L1">
        <text:list-item>
          <text:p text:style-name="P10">Период измерений — интервал времени, в течение которого осуществляют непрерывный сбор данных</text:p>
        </text:list-item>
        <text:list-item>
          <text:p text:style-name="P10">Динамический диапазон — это отношение между наибольшим и наименьшим значениями, которые может принять определенная величина. </text:p>
        </text:list-item>
        <text:list-item>
          <text:p text:style-name="P10">Квантоваание — в обработке сигналов — разбиение диапазона отсчётных значений сигнала на конечное число уровней и округление этих значений до одного из двух ближайших к ним уровней. </text:p>
        </text:list-item>
        <text:list-item>
          <text:p text:style-name="P10">Аналого-цифровой преобразователь — устройство, преобразующее входной аналоговый сигнал в дискретный код (цифровой сигнал). </text:p>
        </text:list-item>
      </text:list>
      <text:p text:style-name="P9"><text:span text:style-name="T1">Физическая система</text:span></text:p>
      <text:list text:style-name="L1">
        <text:list-item>
          <text:p text:style-name="P10"><text:span text:style-name="T2">RC-цепь — </text:span><text:span text:style-name="T3">электрическая цепь</text:span><text:span text:style-name="T2">, состоящая из </text:span><text:span text:style-name="T3">конденсатора и резистора</text:span><text:span text:style-name="T2">. Её можно рассматривать как </text:span><text:span text:style-name="T3">делитель напряжения </text:span><text:span text:style-name="T2">с одним из плеч, обладающих ёмкостным сопротивлением переменному току.</text:span><text:s/></text:p>
        </text:list-item>
        <text:list-item>
          <text:p text:style-name="P10">Конденсатор — двухполюсник с постоянным или переменным значением ёмкости и малой проводимостью; устройство для накопления заряда и энергии электрического поля. </text:p>
        </text:list-item>
        <text:list-item>
          <text:p text:style-name="P11"/>
        </text:list-item>
        <text:list-item>
          <text:p text:style-name="P12">Рисунок 1 Конденсатор</text:p>
        </text:list-item>
      </text:list>
      <text:p text:style-name="P9"><text:span text:style-name="T1">Экспериментальная установка</text:span></text:p>
      <text:p text:style-name="P13">Установка состоит из спаянной платы, содержащей два резистора, кнопку и конденсатор. Плата подключена к Rasberry PI. </text:p>
      <text:p text:style-name="P8"><text:span text:style-name="T1">Программа и методика измерений</text:span></text:p>
      <text:p text:style-name="P13">Для измерений напряжений в определённый момент времени была использована функция на языке Python. В ней применялась функция, выдающее настоящий момент времени. <text:s/>Когда <text:s/>значение напряжения на DAC было больше, чем на тройке модуле, к которому была подключена наша установка, мы сохраняли напряжение на DAC и момент времени.</text:p>
      <text:p text:style-name="P13">Также из теории известно, что:</text:p>
      <text:p text:style-name="P14"><text:tab/><text:tab/>(1) </text:p>
      <text:p text:style-name="P15"><text:span text:style-name="T4"><text:tab/>Где -</text:span>время релаксации.<text:span text:style-name="T4"><text:tab/>(2) </text:span></text:p>
      <text:p text:style-name="P8"><text:span text:style-name="T1">Обработка данных</text:span></text:p>
      <text:p text:style-name="P13">Средняя частота дискретизации 74.6 Гц</text:p>
      <text:p text:style-name="P13">Полное время эксперимента 12.03 с</text:p>
      <text:p text:style-name="P13">Получившейся график:</text:p>
      <text:p text:style-name="P16"/>
      <text:p text:style-name="P17">Рисунок 2. График зависимости напряжения конденсатора от времени</text:p>
      <text:p text:style-name="P18"/>
      <text:p text:style-name="P8"><text:span text:style-name="T1">Результаты</text:span></text:p>
      <text:p text:style-name="P13">Удалось исследовать процесс зарядки и разрядки конденсатора. Были собраны данные, а по ним построен график, предоставленный на Рисунке(2). По нему видно, что зависимость напряжения от времени экспоненциальная. Это подтверждает справедливость формулы (1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6</meta:generator>
  </office:meta>
</office:document-meta>
</file>